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6.84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17.3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101.91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40.9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175.2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color="#808080"/>
    </style:style>
    <style:style style:name="ce8" style:family="table-cell" style:parent-style-name="Default" style:data-style-name="N121"/>
    <style:style style:name="ce9" style:family="table-cell" style:parent-style-name="Default">
      <style:text-properties fo:color="#808080"/>
    </style:style>
    <style:style style:name="ce10" style:family="table-cell" style:parent-style-name="Default" style:data-style-name="N121">
      <style:table-cell-properties fo:wrap-option="wrap"/>
      <style:text-properties fo:font-weight="bold" style:font-weight-asian="bold" style:font-weight-complex="bold" fo:hyphenate="true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1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ce8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Package</text:p>
          </table:table-cell>
          <table:table-cell table:style-name="ce6" office:value-type="string" calcext:value-type="string">
            <text:p>Mfg</text:p>
          </table:table-cell>
          <table:table-cell table:style-name="ce6" office:value-type="string" calcext:value-type="string">
            <text:p>Mfg Part No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Reichelt PN</text:p>
          </table:table-cell>
          <table:table-cell table:style-name="ce1" office:value-type="string" calcext:value-type="string">
            <text:p>Master/ Slav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</text:p>
          </table:table-cell>
          <table:table-cell table:style-name="ce10" office:value-type="string" calcext:value-type="string">
            <text:p>Price/ Unit</text:p>
          </table:table-cell>
          <table:table-cell table:style-name="ce10" office:value-type="string" calcext:value-type="string">
            <text:p>Price tot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URL</text:p>
          </table:table-cell>
          <table:table-cell table:style-name="ce13" table:number-columns-repeated="1011"/>
        </table:table-row>
        <table:table-row table:style-name="ro1">
          <table:table-cell office:value-type="string" calcext:value-type="string">
            <text:p>Chip inductor 2.2uH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Fastron</text:p>
          </table:table-cell>
          <table:table-cell office:value-type="string" calcext:value-type="string">
            <text:p>1206AS-2R2J-0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-1206AS 2,2µ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32" calcext:value-type="currency">
            <text:p>0.32 €</text:p>
          </table:table-cell>
          <table:table-cell table:formula="of:=[.H3]*[.J3]" office:value-type="currency" office:currency="EUR" office:value="0.32" calcext:value-type="currency">
            <text:p>0.32 €</text:p>
          </table:table-cell>
          <table:table-cell/>
          <table:table-cell office:value-type="string" calcext:value-type="string">
            <text:p>https://www.reichelt.de/SMD-1206-1210-1812/L-1206AS-2-2-/3/index.html?ACTION=3&amp;LA=2&amp;ARTICLE=72977&amp;GROUPID=7225&amp;artnr=L-1206AS+2%2C2%C2%B5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rel jack</text:p>
          </table:table-cell>
          <table:table-cell table:style-name="ce4" office:value-type="string" calcext:value-type="string">
            <text:p>other</text:p>
          </table:table-cell>
          <table:table-cell office:value-type="string" calcext:value-type="string">
            <text:p>Lumberg</text:p>
          </table:table-cell>
          <table:table-cell office:value-type="string" calcext:value-type="string">
            <text:p>1613 1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UM 1613-1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99" calcext:value-type="currency">
            <text:p>0.99 €</text:p>
          </table:table-cell>
          <table:table-cell table:formula="of:=[.H4]*[.J4]" office:value-type="currency" office:currency="EUR" office:value="0.99" calcext:value-type="currency">
            <text:p>0.99 €</text:p>
          </table:table-cell>
          <table:table-cell/>
          <table:table-cell office:value-type="string" calcext:value-type="string">
            <text:p>https://www.reichelt.de/Hohlstecker/LUM-1613-14/3/index.html?ACTION=3&amp;LA=446&amp;ARTICLE=116264&amp;GROUPID=7488&amp;artnr=LUM+1613-14&amp;SEARCH=1613%2B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LC Y5U 10u/25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9R61E106KA12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10/25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7" calcext:value-type="currency">
            <text:p>0.07 €</text:p>
          </table:table-cell>
          <table:table-cell table:formula="of:=[.H5]*[.J5]" office:value-type="currency" office:currency="EUR" office:value="0.21" calcext:value-type="currency">
            <text:p>0.21 €</text:p>
          </table:table-cell>
          <table:table-cell office:value-type="string" calcext:value-type="string">
            <text:p>Smoothing cap</text:p>
          </table:table-cell>
          <table:table-cell office:value-type="string" calcext:value-type="string">
            <text:p>https://www.reichelt.de/Vielschicht-SMD-G0805/X5R-G0805-10-25/3/index.html?ACTION=3&amp;LA=2&amp;ARTICLE=190494&amp;GROUPID=8048&amp;artnr=X5R-G0805+10%2F25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ltage reg 1117 SMD 5V</text:p>
          </table:table-cell>
          <table:table-cell office:value-type="string" calcext:value-type="string">
            <text:p>SOT223</text:p>
          </table:table-cell>
          <table:table-cell table:style-name="ce7" office:value-type="string" calcext:value-type="string">
            <text:p>Generic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NCP 1117 ST50T3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32" calcext:value-type="currency">
            <text:p>0.32 €</text:p>
          </table:table-cell>
          <table:table-cell table:formula="of:=[.H6]*[.J6]" office:value-type="currency" office:currency="EUR" office:value="0.32" calcext:value-type="currency">
            <text:p>0.32 €</text:p>
          </table:table-cell>
          <table:table-cell/>
          <table:table-cell office:value-type="string" calcext:value-type="string">
            <text:p>https://www.reichelt.de/ICs-NE-STV-/NCP-1117-ST50T3G/3/index.html?ACTION=3&amp;LA=446&amp;ARTICLE=188926&amp;GROUPID=2915&amp;artnr=NCP+1117+ST50T3G&amp;SEARCH=11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LC X7R 100n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H7]*[.J7]" office:value-type="currency" office:currency="EUR" office:value="0.28" calcext:value-type="currency">
            <text:p>0.28 €</text:p>
          </table:table-cell>
          <table:table-cell/>
          <table:table-cell office:value-type="string" calcext:value-type="string">
            <text:p>https://www.reichelt.de/Vielschicht-SMD-G0603/X7R-G0603-100N/3/index.html?ACTION=3&amp;LA=446&amp;ARTICLE=31873&amp;GROUPID=3166&amp;artnr=X7R-G0603+100N&amp;SEARCH=0603%2Bx7r%2B100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LC X7R 1n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X7R-G0603 1,0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H8]*[.J8]" office:value-type="currency" office:currency="EUR" office:value="0.04" calcext:value-type="currency">
            <text:p>0.04 €</text:p>
          </table:table-cell>
          <table:table-cell/>
          <table:table-cell office:value-type="string" calcext:value-type="string">
            <text:p>https://www.reichelt.de/Vielschicht-SMD-G0603/X7R-G0603-1-0N/3/index.html?ACTION=3&amp;LA=446&amp;ARTICLE=31864&amp;GROUPID=3166&amp;artnr=X7R-G0603+1%2C0N&amp;SEARCH=X7R-G0603%2B1%252C0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eramic cap NP0 22p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NPO-G0805 22P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H9]*[.J9]" office:value-type="currency" office:currency="EUR" office:value="0.08" calcext:value-type="currency">
            <text:p>0.08 €</text:p>
          </table:table-cell>
          <table:table-cell/>
          <table:table-cell office:value-type="string" calcext:value-type="string">
            <text:p>https://www.reichelt.de/Vielschicht-SMD-G0805/NPO-G0805-22P/3/index.html?ACTION=3&amp;LA=446&amp;ARTICLE=13517&amp;GROUPID=8048&amp;artnr=NPO-G0805+22P&amp;SEARCH=0805%2B22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LC X7R 10n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X7R-G0603 10N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H10]*[.J10]" office:value-type="currency" office:currency="EUR" office:value="0.32" calcext:value-type="currency">
            <text:p>0.32 €</text:p>
          </table:table-cell>
          <table:table-cell office:value-type="string" calcext:value-type="string">
            <text:p><text:span text:style-name="T1">CHECK VALUE</text:span> Filter feedback cap</text:p>
          </table:table-cell>
          <table:table-cell office:value-type="string" calcext:value-type="string">
            <text:p>https://www.reichelt.de/Vielschicht-SMD-G0603/X7R-G0603-10N/3/index.html?ACTION=3&amp;LA=446&amp;ARTICLE=31870&amp;GROUPID=3166&amp;artnr=X7R-G0603+10N&amp;SEARCH=X7R-G0603%2B10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tal film resistor 1M 1%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1,0M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H11]*[.J11]" office:value-type="currency" office:currency="EUR" office:value="0.12" calcext:value-type="currency">
            <text:p>0.12 €</text:p>
          </table:table-cell>
          <table:table-cell office:value-type="string" calcext:value-type="string">
            <text:p><text:span text:style-name="T1">CHECK VALUE</text:span> Feedback resistor</text:p>
          </table:table-cell>
          <table:table-cell office:value-type="string" calcext:value-type="string">
            <text:p>https://www.reichelt.de/SMD-0603-von-1-bis-10-MOhm/SMD-0603-1-0M/3/index.html?ACTION=3&amp;LA=2&amp;ARTICLE=89466&amp;GROUPID=7969&amp;artnr=SMD-0603+1%2C0M&amp;SEARCH=%252A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tal film resistor 100k 1%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100K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H12]*[.J12]" office:value-type="currency" office:currency="EUR" office:value="0.12" calcext:value-type="currency">
            <text:p>0.12 €</text:p>
          </table:table-cell>
          <table:table-cell office:value-type="string" calcext:value-type="string">
            <text:p><text:span text:style-name="T1">CHECK VALUE</text:span> Input resistor</text:p>
          </table:table-cell>
          <table:table-cell office:value-type="string" calcext:value-type="string">
            <text:p>https://www.reichelt.de/SMD-0603-von-1-bis-910-kOhm/SMD-0603-100K/3/index.html?ACTION=3&amp;LA=446&amp;ARTICLE=89454&amp;GROUPID=7968&amp;artnr=SMD-0603+100K&amp;SEARCH=SMD-0603%2B100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-D 15pin female PCB mount 90deg EU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D-SUB BU 15U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39" calcext:value-type="currency">
            <text:p>0.39 €</text:p>
          </table:table-cell>
          <table:table-cell table:formula="of:=[.H13]*[.J13]" office:value-type="currency" office:currency="EUR" office:value="0.39" calcext:value-type="currency">
            <text:p>0.39 €</text:p>
          </table:table-cell>
          <table:table-cell/>
          <table:table-cell office:value-type="string" calcext:value-type="string">
            <text:p>https://www.reichelt.de/SUB-D-gewinkelt/D-SUB-BU-15US/3/index.html?ACTION=3&amp;LA=446&amp;ARTICLE=6962&amp;GROUPID=7418&amp;artnr=D-SUB+BU+15US&amp;SEARCH=D-SUB%2BBU%2B15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al film resistor 470k 1%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470K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H14]*[.J14]" office:value-type="currency" office:currency="EUR" office:value="0.03" calcext:value-type="currency">
            <text:p>0.03 €</text:p>
          </table:table-cell>
          <table:table-cell/>
          <table:table-cell office:value-type="string" calcext:value-type="string">
            <text:p>https://www.reichelt.de/SMD-0603-von-1-bis-910-kOhm/SMD-0603-470K/3/index.html?ACTION=3&amp;LA=446&amp;ARTICLE=89462&amp;GROUPID=7968&amp;artnr=SMD-0603+470K&amp;SEARCH=SMD-0603%2B470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al CMOS R2R Op-Amp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00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P 6002-I/S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4" calcext:value-type="currency">
            <text:p>0.40 €</text:p>
          </table:table-cell>
          <table:table-cell table:formula="of:=[.H15]*[.J15]" office:value-type="currency" office:currency="EUR" office:value="0.4" calcext:value-type="currency">
            <text:p>0.40 €</text:p>
          </table:table-cell>
          <table:table-cell/>
          <table:table-cell office:value-type="string" calcext:value-type="string">
            <text:p>https://www.reichelt.de/ICs-MCP-6-9-/MCP-6002-I-SN/3/index.html?ACTION=3&amp;LA=446&amp;ARTICLE=90093&amp;GROUPID=5473&amp;artnr=MCP+6002-I%2FSN&amp;SEARCH=mcp%2B60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ad CMOS R2R Op-Amp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P 6004-I/SL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56" calcext:value-type="currency">
            <text:p>0.56 €</text:p>
          </table:table-cell>
          <table:table-cell table:formula="of:=[.H16]*[.J16]" office:value-type="currency" office:currency="EUR" office:value="1.12" calcext:value-type="currency">
            <text:p>1.12 €</text:p>
          </table:table-cell>
          <table:table-cell/>
          <table:table-cell office:value-type="string" calcext:value-type="string">
            <text:p>https://www.reichelt.de/ICs-MCP-6-9-/MCP-6004-I-SL/3/index.html?ACTION=3&amp;LA=446&amp;ARTICLE=90095&amp;GROUPID=5473&amp;artnr=MCP+6004-I%2FSL&amp;SEARCH=mcp%2B60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al film resistor 220R 1%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220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H17]*[.J17]" office:value-type="currency" office:currency="EUR" office:value="0.12" calcext:value-type="currency">
            <text:p>0.12 €</text:p>
          </table:table-cell>
          <table:table-cell/>
          <table:table-cell office:value-type="string" calcext:value-type="string">
            <text:p>https://www.reichelt.de/SMD-0603-von-0-bis-910-Ohm/SMD-0603-220/3/index.html?ACTION=3&amp;LA=446&amp;ARTICLE=89422&amp;GROUPID=7967&amp;artnr=SMD-0603+220&amp;SEARCH=SMD-0603%2B2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icator LED green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LED EL 0603 GR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6" calcext:value-type="currency">
            <text:p>0.16 €</text:p>
          </table:table-cell>
          <table:table-cell table:formula="of:=[.H18]*[.J18]" office:value-type="currency" office:currency="EUR" office:value="0.32" calcext:value-type="currency">
            <text:p>0.32 €</text:p>
          </table:table-cell>
          <table:table-cell/>
          <table:table-cell office:value-type="string" calcext:value-type="string">
            <text:p>https://www.reichelt.de/SMD-LEDs-Standard/LED-EL-0603-GR2/3/index.html?ACTION=3&amp;LA=446&amp;ARTICLE=156255&amp;GROUPID=3035&amp;artnr=LED+EL+0603+GR2&amp;SEARCH=LED%2BEL%2B0603%2B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icator LED red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LED EL 0603 R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H19]*[.J19]" office:value-type="currency" office:currency="EUR" office:value="0.08" calcext:value-type="currency">
            <text:p>0.08 €</text:p>
          </table:table-cell>
          <table:table-cell/>
          <table:table-cell office:value-type="string" calcext:value-type="string">
            <text:p>https://www.reichelt.de/SMD-LEDs-Standard/LED-EL-0603-RT/3/index.html?ACTION=3&amp;LA=2&amp;ARTICLE=156256&amp;GROUPID=3035&amp;artnr=LED+EL+0603+RT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icator LED yellow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LED EL 0603 G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H20]*[.J20]" office:value-type="currency" office:currency="EUR" office:value="0.06" calcext:value-type="currency">
            <text:p>0.06 €</text:p>
          </table:table-cell>
          <table:table-cell/>
          <table:table-cell office:value-type="string" calcext:value-type="string">
            <text:p>https://www.reichelt.de/SMD-LEDs-Standard/LED-EL-0603-GE/3/index.html?ACTION=3&amp;LA=2&amp;ARTICLE=156259&amp;GROUPID=3035&amp;artnr=LED+EL+0603+GE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icator LED orange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LED EL 0603 OR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H21]*[.J21]" office:value-type="currency" office:currency="EUR" office:value="0.4" calcext:value-type="currency">
            <text:p>0.40 €</text:p>
          </table:table-cell>
          <table:table-cell/>
          <table:table-cell office:value-type="string" calcext:value-type="string">
            <text:p>https://www.reichelt.de/SMD-LEDs-Standard/LED-EL-0603-OR/3/index.html?ACTION=3&amp;LA=2&amp;ARTICLE=156257&amp;GROUPID=3035&amp;artnr=LED+EL+0603+OR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al film resistor 10k 1%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10K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H22]*[.J22]" office:value-type="currency" office:currency="EUR" office:value="0.015" calcext:value-type="currency">
            <text:p>0.02 €</text:p>
          </table:table-cell>
          <table:table-cell office:value-type="string" calcext:value-type="string">
            <text:p>Reset pullup</text:p>
          </table:table-cell>
          <table:table-cell office:value-type="string" calcext:value-type="string">
            <text:p>https://www.reichelt.de/SMD-0603-von-1-bis-910-kOhm/SMD-0603-10K/3/index.html?ACTION=3&amp;LA=446&amp;ARTICLE=89442&amp;GROUPID=7968&amp;artnr=SMD-0603+10K&amp;SEARCH=SMD-0603%2B10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rouded header 2x3 100mil vertical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WSL 6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6" calcext:value-type="currency">
            <text:p>0.16 €</text:p>
          </table:table-cell>
          <table:table-cell table:formula="of:=[.H23]*[.J23]" office:value-type="currency" office:currency="EUR" office:value="0.16" calcext:value-type="currency">
            <text:p>0.16 €</text:p>
          </table:table-cell>
          <table:table-cell office:value-type="string" calcext:value-type="string">
            <text:p>ISP header</text:p>
          </table:table-cell>
          <table:table-cell office:value-type="string" calcext:value-type="string">
            <text:p>https://www.reichelt.de/Pfosten-Wannenstecker/WSL-6G/3/index.html?ACTION=3&amp;LA=446&amp;ARTICLE=85732&amp;GROUPID=7437&amp;artnr=WSL+6G&amp;SEARCH=WSL%2B6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le header 2x5pin 100mil 90deg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L 2X36W 2,54</text:p>
          </table:table-cell>
          <table:table-cell office:value-type="string" calcext:value-type="string">
            <text:p>B</text:p>
          </table:table-cell>
          <table:table-cell table:formula="of:=1/6" office:value-type="float" office:value="0.166666666666667" calcext:value-type="float">
            <text:p>0.1666666667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44" calcext:value-type="currency">
            <text:p>0.44 €</text:p>
          </table:table-cell>
          <table:table-cell table:formula="of:=[.H24]*[.J24]" office:value-type="currency" office:currency="EUR" office:value="0.0733333333333333" calcext:value-type="currency">
            <text:p>0.07 €</text:p>
          </table:table-cell>
          <table:table-cell office:value-type="string" calcext:value-type="string">
            <text:p>Chain in</text:p>
          </table:table-cell>
          <table:table-cell office:value-type="string" calcext:value-type="string">
            <text:p>https://www.reichelt.de/Stiftleisten/SL-2X36W-2-54/3/index.html?ACTION=3&amp;LA=2&amp;ARTICLE=19497&amp;GROUPID=7434&amp;artnr=SL+2X36W+2%2C54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male header 2x5pin 100mil 90deg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BL 2X36W8 2,54</text:p>
          </table:table-cell>
          <table:table-cell office:value-type="string" calcext:value-type="string">
            <text:p>B</text:p>
          </table:table-cell>
          <table:table-cell table:formula="of:=1/6" office:value-type="float" office:value="0.166666666666667" calcext:value-type="float">
            <text:p>0.1666666667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96" calcext:value-type="currency">
            <text:p>0.96 €</text:p>
          </table:table-cell>
          <table:table-cell table:formula="of:=[.H25]*[.J25]" office:value-type="currency" office:currency="EUR" office:value="0.16" calcext:value-type="currency">
            <text:p>0.16 €</text:p>
          </table:table-cell>
          <table:table-cell office:value-type="string" calcext:value-type="string">
            <text:p>Chain out</text:p>
          </table:table-cell>
          <table:table-cell office:value-type="string" calcext:value-type="string">
            <text:p>https://www.reichelt.de/Buchsenleisten/BL-2X36W8-2-54/3/index.html?ACTION=3&amp;LA=2&amp;ARTICLE=51855&amp;GROUPID=7435&amp;artnr=BL+2X36W8+2%2C54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ctile button 6x6 THT h=5mm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TASTER 930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3" calcext:value-type="currency">
            <text:p>0.13 €</text:p>
          </table:table-cell>
          <table:table-cell table:formula="of:=[.H26]*[.J26]" office:value-type="currency" office:currency="EUR" office:value="0.13" calcext:value-type="currency">
            <text:p>0.13 €</text:p>
          </table:table-cell>
          <table:table-cell office:value-type="string" calcext:value-type="string">
            <text:p>Reset button</text:p>
          </table:table-cell>
          <table:table-cell office:value-type="string" calcext:value-type="string">
            <text:p>https://www.reichelt.de/Kurzhubtaster/TASTER-9302/3/index.html?ACTION=3&amp;LA=2&amp;ARTICLE=44579&amp;GROUPID=7587&amp;artnr=TASTER+9302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C 8ch 12bit ~100ksps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P 3208-CI/S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3.55" calcext:value-type="currency">
            <text:p>3.55 €</text:p>
          </table:table-cell>
          <table:table-cell table:formula="of:=[.H27]*[.J27]" office:value-type="currency" office:currency="EUR" office:value="3.55" calcext:value-type="currency">
            <text:p>3.55 €</text:p>
          </table:table-cell>
          <table:table-cell/>
          <table:table-cell office:value-type="string" calcext:value-type="string">
            <text:p>https://www.reichelt.de/ICs-MCP-3-5-/MCP-3208-CI-SL/3/index.html?ACTION=3&amp;LA=446&amp;ARTICLE=90080&amp;GROUPID=5472&amp;artnr=MCP+3208-CI%2FSL&amp;SEARCH=mcp32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B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Seeedstudio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5" calcext:value-type="currency">
            <text:p>0.50 €</text:p>
          </table:table-cell>
          <table:table-cell table:formula="of:=[.H28]*[.J28]" office:value-type="currency" office:currency="EUR" office:value="0.5" calcext:value-type="currency">
            <text:p>0.50 €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G-174 cheapo coax 100m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RG 174-100</text:p>
          </table:table-cell>
          <table:table-cell table:style-name="ce9" office:value-type="string" calcext:value-type="string">
            <text:p>N</text:p>
          </table:table-cell>
          <table:table-cell table:formula="of:=1/10" office:value-type="float" office:value="0.1" calcext:value-type="float">
            <text:p>0.1</text:p>
          </table:table-cell>
          <table:table-cell office:value-type="string" calcext:value-type="string">
            <text:p>100m</text:p>
          </table:table-cell>
          <table:table-cell office:value-type="currency" office:currency="EUR" office:value="30.2" calcext:value-type="currency">
            <text:p>30.20 €</text:p>
          </table:table-cell>
          <table:table-cell table:formula="of:=[.H29]*[.J29]" office:value-type="currency" office:currency="EUR" office:value="3.02" calcext:value-type="currency">
            <text:p>3.02 €</text:p>
          </table:table-cell>
          <table:table-cell office:value-type="string" calcext:value-type="string">
            <text:p>Sensor hookup</text:p>
          </table:table-cell>
          <table:table-cell office:value-type="string" calcext:value-type="string">
            <text:p>https://www.reichelt.de/HF-Leitung-RG58-etc-/RG-174-100/3/index.html?ACTION=3&amp;LA=446&amp;ARTICLE=15220&amp;GROUPID=5029&amp;artnr=RG+174-100&amp;SEARCH=RG174%2B100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-D 15pin male cable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D-SUB ST 1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1" calcext:value-type="currency">
            <text:p>0.21 €</text:p>
          </table:table-cell>
          <table:table-cell table:formula="of:=[.H30]*[.J30]" office:value-type="currency" office:currency="EUR" office:value="0.21" calcext:value-type="currency">
            <text:p>0.21 €</text:p>
          </table:table-cell>
          <table:table-cell office:value-type="string" calcext:value-type="string">
            <text:p>Sensor hookup</text:p>
          </table:table-cell>
          <table:table-cell office:value-type="string" calcext:value-type="string">
            <text:p>https://www.reichelt.de/SUB-D-Standardverbinder/D-SUB-ST-15/3/index.html?ACTION=3&amp;LA=2&amp;ARTICLE=6993&amp;GROUPID=7417&amp;artnr=D-SUB+ST+15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MD Resistor jumper 0R</text:p>
          </table:table-cell>
          <table:table-cell office:value-type="string" calcext:value-type="string">
            <text:p>1206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 1/4W 0,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3" calcext:value-type="currency">
            <text:p>0.03 €</text:p>
          </table:table-cell>
          <table:table-cell table:formula="of:=[.H31]*[.J31]" office:value-type="currency" office:currency="EUR" office:value="0.03" calcext:value-type="currency">
            <text:p>0.03 €</text:p>
          </table:table-cell>
          <table:table-cell office:value-type="string" calcext:value-type="string">
            <text:p>Superfluous EMI inductor replacement</text:p>
          </table:table-cell>
          <table:table-cell office:value-type="string" calcext:value-type="string">
            <text:p>https://www.reichelt.de/SMD-1206-von-0-bis-910-Ohm/SMD-1-4W-0-0/3/index.html?ACTION=3&amp;LA=2&amp;ARTICLE=18219&amp;GROUPID=7973&amp;artnr=SMD+1%2F4W+0%2C0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rumpfschlauch 19mm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DB 19,1 SW</text:p>
          </table:table-cell>
          <table:table-cell table:style-name="ce9" office:value-type="string" calcext:value-type="string">
            <text:p>N</text:p>
          </table:table-cell>
          <table:table-cell table:formula="of:=1/100" office:value-type="float" office:value="0.01" calcext:value-type="float">
            <text:p>0.01</text:p>
          </table:table-cell>
          <table:table-cell office:value-type="string" calcext:value-type="string">
            <text:p>5m</text:p>
          </table:table-cell>
          <table:table-cell office:value-type="currency" office:currency="EUR" office:value="3.45" calcext:value-type="currency">
            <text:p>3.45 €</text:p>
          </table:table-cell>
          <table:table-cell table:formula="of:=[.H32]*[.J32]" office:value-type="currency" office:currency="EUR" office:value="0.0345" calcext:value-type="currency">
            <text:p>0.03 €</text:p>
          </table:table-cell>
          <table:table-cell office:value-type="string" calcext:value-type="string">
            <text:p>Sensor connectors</text:p>
          </table:table-cell>
          <table:table-cell office:value-type="string" calcext:value-type="string">
            <text:p>https://www.reichelt.de/Schrumpfschlauch-Boxen/SDB-19-1-SW/3/index.html?ACTION=3&amp;LA=2&amp;ARTICLE=53764&amp;GROUPID=5748&amp;artnr=SDB+19%2C1+SW&amp;SEARCH=%25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soband 25mm schwarz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ISOBAND 25 SW</text:p>
          </table:table-cell>
          <table:table-cell table:style-name="ce9" office:value-type="string" calcext:value-type="string">
            <text:p>N</text:p>
          </table:table-cell>
          <table:table-cell table:formula="of:=1/10" office:value-type="float" office:value="0.1" calcext:value-type="float">
            <text:p>0.1</text:p>
          </table:table-cell>
          <table:table-cell office:value-type="string" calcext:value-type="string">
            <text:p>25m</text:p>
          </table:table-cell>
          <table:table-cell office:value-type="currency" office:currency="EUR" office:value="1.76" calcext:value-type="currency">
            <text:p>1.76 €</text:p>
          </table:table-cell>
          <table:table-cell table:formula="of:=[.H33]*[.J33]" office:value-type="currency" office:currency="EUR" office:value="0.176" calcext:value-type="currency">
            <text:p>0.18 €</text:p>
          </table:table-cell>
          <table:table-cell office:value-type="string" calcext:value-type="string">
            <text:p>Sensor connectors</text:p>
          </table:table-cell>
          <table:table-cell office:value-type="string" calcext:value-type="string">
            <text:p>https://www.reichelt.de/Isoband/ISOBAND-25-SW/3/index.html?ACTION=3&amp;LA=446&amp;ARTICLE=136332&amp;GROUPID=5746&amp;artnr=ISOBAND+25+SW&amp;SEARCH=isolierba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Mega32U4 TQFP-32</text:p>
          </table:table-cell>
          <table:table-cell office:value-type="string" calcext:value-type="string">
            <text:p>TQFP32</text:p>
          </table:table-cell>
          <table:table-cell table:style-name="ce2" office:value-type="string" calcext:value-type="string">
            <text:p>Atmel</text:p>
          </table:table-cell>
          <table:table-cell office:value-type="string" calcext:value-type="string">
            <text:p>ATMEGA32U2-AU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TMEGA 32-U2 T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4.85" calcext:value-type="currency">
            <text:p>4.85 €</text:p>
          </table:table-cell>
          <table:table-cell table:formula="of:=[.H34]*[.J34]" office:value-type="currency" office:currency="EUR" office:value="4.85" calcext:value-type="currency">
            <text:p>4.85 €</text:p>
          </table:table-cell>
          <table:table-cell/>
          <table:table-cell office:value-type="string" calcext:value-type="string">
            <text:p>https://www.reichelt.de/Atmel-ATMega-AVRs/ATMEGA-32-U2-TQ/3/index.html?ACTION=3&amp;LA=446&amp;ARTICLE=112445&amp;GROUPID=2959&amp;artnr=ATMEGA+32-U2+TQ&amp;SEARCH=atmega32u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B micro B female connector SMD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table:style-name="ce8" office:value-type="string" calcext:value-type="string">
            <text:p>MIC USB BBU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58" calcext:value-type="currency">
            <text:p>0.58 €</text:p>
          </table:table-cell>
          <table:table-cell table:formula="of:=[.H35]*[.J35]" office:value-type="currency" office:currency="EUR" office:value="0.58" calcext:value-type="currency">
            <text:p>0.58 €</text:p>
          </table:table-cell>
          <table:table-cell/>
          <table:table-cell office:value-type="string" calcext:value-type="string">
            <text:p>https://www.reichelt.de/USB-Einbauverbinder/MIC-USB-BBU/3/index.html?ACTION=3&amp;LA=446&amp;ARTICLE=155041&amp;GROUPID=7530&amp;artnr=MIC+USB+BBU&amp;SEARCH=usb%2Bmicro%2Bb%2Bbuchse%2Bsm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11" office:value-type="string" calcext:value-type="string">
            <text:p>Gesamt</text:p>
          </table:table-cell>
          <table:table-cell table:style-name="ce12" table:formula="of:=SUM([.K3:.K35])" office:value-type="currency" office:currency="EUR" office:value="19.2088333333333" calcext:value-type="currency">
            <text:p>19.21 €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0109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09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30107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30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30107P0"/>
    </number:currency-style>
    <number:currency-style style:name="N40107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3:52:32.309888824</meta:creation-date>
    <dc:date>2017-05-25T01:58:45.686958740</dc:date>
    <meta:editing-duration>PT2H5M29S</meta:editing-duration>
    <meta:editing-cycles>97</meta:editing-cycles>
    <meta:generator>LibreOffice/5.1.6.2.0$Linux_X86_64 LibreOffice_project/10$Build-2</meta:generator>
    <meta:document-statistic meta:table-count="1" meta:cell-count="398" meta:object-count="0"/>
  </office:meta>
</office:document-meta>
</file>